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Helvetica Neue" svg:font-family="'Helvetica Neue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 style:master-page-name="Standard">
      <style:table-properties style:width="17.655cm" style:page-number="auto" fo:break-before="auto" fo:break-after="auto" table:align="margins" style:writing-mode="lr-tb"/>
    </style:style>
    <style:style style:name="Таблица1.A" style:family="table-column">
      <style:table-column-properties style:column-width="8.498cm" style:rel-column-width="31544*"/>
    </style:style>
    <style:style style:name="Таблица1.B" style:family="table-column">
      <style:table-column-properties style:column-width="9.156cm" style:rel-column-width="33991*"/>
    </style:style>
    <style:style style:name="Таблица1.A1" style:family="table-cell">
      <style:table-cell-properties style:vertical-align="top" fo:padding="0.176cm" fo:border="1pt solid #cccccc"/>
    </style:style>
    <style:style style:name="Таблица1.A3" style:family="table-cell">
      <style:table-cell-properties style:vertical-align="top" fo:padding="0.176cm" fo:border-left="1pt solid #cccccc" fo:border-right="1pt solid #cccccc" fo:border-top="none" fo:border-bottom="1pt solid #cccccc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en" fo:country="US" fo:font-style="normal" style:text-underline-style="none" fo:font-weight="normal" fo:background-color="#ffffff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en" fo:country="US" fo:font-style="normal" style:text-underline-style="none" fo:font-weight="bold" style:font-name-asian="Helvetica Neue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en" fo:country="US" fo:font-style="normal" style:text-underline-style="solid" style:text-underline-width="auto" style:text-underline-color="font-color" fo:font-weight="normal" fo:background-color="#ffffff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uk" fo:country="UA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uk" fo:country="UA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uk" fo:country="UA" fo:font-style="normal" style:text-underline-style="none" fo:font-weight="normal" fo:background-color="#ffffff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uk" fo:country="UA" fo:font-style="normal" style:text-underline-style="solid" style:text-underline-width="auto" style:text-underline-color="font-color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style:font-name="Arial" fo:language="en" fo:country="US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style:font-name="Arial" fo:language="uk" fo:country="UA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writing-mode="lr-tb"/>
      <style:text-properties fo:color="#000000" style:font-name="Arial" fo:font-size="11pt" fo:language="uk" fo:country="UA" fo:font-weight="bold" style:font-size-asian="11pt" style:font-weight-asian="bold" style:font-size-complex="10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language="uk" fo:country="UA" fo:font-style="normal" style:text-underline-style="none" fo:font-weight="normal" fo:background-color="#ffffff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language="uk" fo:country="UA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language="en" fo:country="US" fo:font-style="normal" style:text-underline-style="none" fo:font-weight="normal" fo:background-color="#ffffff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language="en" fo:country="US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language="en" fo:country="US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17" style:family="paragraph" style:parent-style-name="Standard">
      <style:paragraph-properties fo:line-height="115%" fo:break-before="auto" fo:break-after="auto" style:writing-mode="lr-tb"/>
      <style:text-properties style:font-name="Arial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language="en" fo:country="US" fo:font-style="normal" style:text-underline-style="none" fo:font-weight="normal" officeooo:paragraph-rsid="00187960" fo:background-color="#ffffff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language="en" fo:country="US" fo:font-style="normal" style:text-underline-style="none" fo:font-weight="normal" officeooo:paragraph-rsid="00187960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1" style:family="text">
      <style:text-properties fo:color="#000000" style:text-line-through-style="none" style:text-line-through-type="none" style:font-name="Arial" fo:font-size="10pt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normal" fo:background-color="#ffffff" loext:char-shading-value="0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" fo:font-size="10pt" fo:language="uk" fo:country="UA" fo:font-style="normal" style:text-underline-style="solid" style:text-underline-width="auto" style:text-underline-color="font-color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5" style:family="text">
      <style:text-properties fo:color="#000000" style:text-line-through-style="none" style:text-line-through-type="none" fo:font-size="10pt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6" style:family="text">
      <style:text-properties fo:color="#000000" style:text-line-through-style="none" style:text-line-through-type="none" fo:font-size="10pt" fo:font-style="normal" style:text-underline-style="solid" style:text-underline-width="auto" style:text-underline-color="font-color" fo:font-weight="normal" fo:background-color="#ffffff" loext:char-shading-value="0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7" style:family="text">
      <style:text-properties fo:color="#000000" style:text-line-through-style="none" style:text-line-through-type="none" fo:font-size="10pt" fo:font-style="normal" style:text-underline-style="solid" style:text-underline-width="auto" style:text-underline-color="font-color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8" style:family="text">
      <style:text-properties fo:color="#000000" style:text-line-through-style="none" style:text-line-through-type="none" fo:font-size="10pt" fo:language="en" fo:country="none" fo:font-style="normal" style:text-underline-style="solid" style:text-underline-width="auto" style:text-underline-color="font-color" fo:font-weight="normal" fo:background-color="#ffffff" loext:char-shading-value="0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9" style:family="text">
      <style:text-properties fo:color="#000000" style:text-line-through-style="none" style:text-line-through-type="none" fo:font-size="10pt" fo:language="uk" fo:country="UA" fo:font-style="normal" style:text-underline-style="solid" style:text-underline-width="auto" style:text-underline-color="font-color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10" style:family="text">
      <style:text-properties style:text-line-through-style="none" style:text-line-through-type="none" fo:font-size="10pt" fo:font-style="normal" style:text-underline-style="none" fo:font-weight="normal" fo:background-color="#ffffff" loext:char-shading-value="0" style:font-name-asian="Helvetica Neue" style:font-size-asian="10pt" style:font-style-asian="normal" style:font-weight-asian="normal" style:font-name-complex="Helvetica Neue" style:font-style-complex="normal" style:font-weight-complex="normal"/>
    </style:style>
    <style:style style:name="T11" style:family="text">
      <style:text-properties style:text-line-through-style="none" style:text-line-through-type="none" fo:font-size="10pt" fo:font-style="normal" style:text-underline-style="none" fo:font-weight="normal" officeooo:rsid="00187960" fo:background-color="#ffffff" loext:char-shading-value="0" style:font-name-asian="Helvetica Neue" style:font-size-asian="10pt" style:font-style-asian="normal" style:font-weight-asian="normal" style:font-name-complex="Helvetica Neue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87960" style:font-weight-asian="bold" style:font-weight-complex="bold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187960" fo:background-color="transparent" loext:char-shading-value="0"/>
    </style:style>
    <style:style style:name="T16" style:family="text">
      <style:text-properties fo:language="uk" fo:country="UA"/>
    </style:style>
    <style:style style:name="T17" style:family="text">
      <style:text-properties fo:language="uk" fo:country="UA" fo:font-weight="bold" style:font-weight-asian="bold" style:font-weight-complex="bold"/>
    </style:style>
    <style:style style:name="T18" style:family="text">
      <style:text-properties fo:language="uk" fo:country="UA" fo:font-weight="bold" officeooo:rsid="00187960" style:font-weight-asian="bold" style:font-weight-complex="bold"/>
    </style:style>
    <style:style style:name="T19" style:family="text">
      <style:text-properties fo:language="uk" fo:country="UA" officeooo:rsid="00187960"/>
    </style:style>
    <style:style style:name="T20" style:family="text">
      <style:text-properties officeooo:rsid="001879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8"><text:bookmark text:name="result_box"/><text:span text:style-name="T12">АКТ</text:span> <text:line-break/>виконаних робіт</text:p>
          </table:table-cell>
          <table:table-cell table:style-name="Таблица1.A1" office:value-type="string">
            <text:p text:style-name="P2">PROTOCOL</text:p>
            <text:p text:style-name="P16">of delivery-acceptance of completed works</text:p>
          </table:table-cell>
        </table:table-row>
        <table:table-row>
          <table:table-cell table:style-name="Таблица1.A1" office:value-type="string">
            <text:p text:style-name="P5">Ми, що нижче підписалися, <text:span text:style-name="T20">&lt;Фамилия Имя Отчество&gt;</text:span> ("Виконувач") і <text:span text:style-name="T20">&lt;Firstname Lastname </text:span>Limited<text:span text:style-name="T20">&gt;</text:span>, представник директор <text:span text:style-name="T20">&lt;Firstname Lastname&gt;</text:span> ("Замовник"), підписуємо цей акт для підтвердження того, що роботи згідно з зовнішньоекономічним Договором <text:span text:style-name="T12">№</text:span><text:span text:style-name="T13">11111111</text:span><text:span text:style-name="T12"> </text:span>від <text:span text:style-name="T13">11.11.1111</text:span>, Доповнення <text:span text:style-name="T12">№</text:span><text:span text:style-name="T12"><text:conditional-text text:condition="ooow:true" text:string-value-if-true="annex_number" text:string-value-if-false="">annex_number</text:conditional-text></text:span> від <text:span text:style-name="T12"><text:conditional-text text:condition="ooow:true" text:string-value-if-true="contract_start" text:string-value-if-false="">contract_start</text:conditional-text></text:span> за період <text:span text:style-name="T12"><text:conditional-text text:condition="ooow:true" text:string-value-if-true="contract_start" text:string-value-if-false="">contract_start</text:conditional-text></text:span><text:span text:style-name="T12"> - </text:span><text:span text:style-name="T12"><text:conditional-text text:condition="ooow:true" text:string-value-if-true="contract_end" text:string-value-if-false="">contract_end</text:conditional-text></text:span> повністю завершені. Вартість послуг склала <text:span text:style-name="T12"><text:conditional-text text:condition="ooow:true" text:string-value-if-true="total_amount" text:string-value-if-false="">total_amount</text:conditional-text></text:span><text:span text:style-name="T12"> доларів США</text:span>.</text:p>
            <text:p text:style-name="P13"/>
            <text:p text:style-name="P13">Роботи були виконані в повному обсязі. Замовник не має претензій до якості робіт.</text:p>
          </table:table-cell>
          <table:table-cell table:style-name="Таблица1.A1" office:value-type="string">
            <text:p text:style-name="P20">We the undersigned, <text:span text:style-name="T20">&lt;Firstname Lastname&gt;</text:span> (the “Contractor”) on the one side and <text:span text:style-name="T20">&lt;Firstname Lastname</text:span><text:span text:style-name="T14"> Limited</text:span><text:span text:style-name="T15">&gt;</text:span> represented by director <text:span text:style-name="T20">&lt;Firstname Lastname&gt;</text:span> (the “Customer”) on the other side have drawn up this Protocol to certify that the works under the Contract <text:span text:style-name="T12">#</text:span><text:span text:style-name="T13">111111111</text:span> from <text:span text:style-name="T18">11.11.1111</text:span><text:span text:style-name="T16">,</text:span> Annex <text:span text:style-name="T12">#</text:span><text:span text:style-name="T17"><text:conditional-text text:condition="ooow:true" text:string-value-if-true="annex_number" text:string-value-if-false="">annex_number</text:conditional-text></text:span><text:span text:style-name="T16"> </text:span>from <text:span text:style-name="T17"><text:conditional-text text:condition="ooow:true" text:string-value-if-true="contract_start" text:string-value-if-false="">contract_start</text:conditional-text></text:span> for the period <text:span text:style-name="T12"><text:conditional-text text:condition="ooow:true" text:string-value-if-true="contract_start" text:string-value-if-false="">contract_start</text:conditional-text></text:span><text:span text:style-name="T12"> - </text:span><text:span text:style-name="T12"><text:conditional-text text:condition="ooow:true" text:string-value-if-true="contract_end" text:string-value-if-false="">contract_end</text:conditional-text></text:span> were fully completed. The cost of the services provided is <text:span text:style-name="T12"><text:conditional-text text:condition="ooow:true" text:string-value-if-true="total_amount" text:string-value-if-false="">total_amount</text:conditional-text></text:span><text:span text:style-name="T12"> USD</text:span>.</text:p>
            <text:p text:style-name="P15"/>
            <text:p text:style-name="P15">The works were performed in full. The Customer has no claims as to the quality of works.</text:p>
          </table:table-cell>
        </table:table-row>
        <table:table-row>
          <table:table-cell table:style-name="Таблица1.A3" office:value-type="string">
            <text:p text:style-name="P9"><text:span text:style-name="T6"><text:s text:c="40"/></text:span><text:span text:style-name="T7"><text:s text:c="2"/></text:span><text:span text:style-name="T5">, <text:s/></text:span><text:span text:style-name="T7"><text:s text:c="2"/></text:span><text:span text:style-name="T7"><text:conditional-text text:condition="ooow:true" text:string-value-if-true="invoice_date" text:string-value-if-false="">invoice_date</text:conditional-text></text:span><text:span text:style-name="T7"> <text:s text:c="2"/></text:span></text:p>
            <text:p text:style-name="P6"><text:s/>(Місце) <text:s text:c="39"/>(Дата)</text:p>
            <text:p text:style-name="P4"/>
            <text:p text:style-name="P7"><text:s text:c="51"/></text:p>
            <text:p text:style-name="P11"><text:span text:style-name="T10"><text:s/>(Підпис) </text:span><text:span text:style-name="T11">&lt;Firstname Lastname&gt;</text:span></text:p>
            <text:p text:style-name="P12"/>
            <text:p text:style-name="P12"/>
            <text:p text:style-name="P9"><text:span text:style-name="T6"><text:s text:c="2"/>Харків, Україна</text:span><text:span text:style-name="T7"> <text:s text:c="8"/></text:span><text:span text:style-name="T5">, <text:s/></text:span><text:span text:style-name="T7"><text:s/></text:span><text:span text:style-name="T7"><text:conditional-text text:condition="ooow:true" text:string-value-if-true="invoice_date" text:string-value-if-false="">invoice_date</text:conditional-text></text:span><text:span text:style-name="T7"> <text:s text:c="2"/></text:span></text:p>
            <text:p text:style-name="P6"><text:s/>(Місце) <text:s text:c="27"/>(Дата)</text:p>
            <text:p text:style-name="P4"/>
            <text:p text:style-name="P7"><text:s text:c="51"/></text:p>
            <text:p text:style-name="P12"><text:s/>(Підпис) <text:span text:style-name="T20">&lt;Имя Фамилия&gt;</text:span></text:p>
          </table:table-cell>
          <table:table-cell table:style-name="Таблица1.A3" office:value-type="string">
            <text:p text:style-name="P10"><text:span text:style-name="T2"><text:s text:c="35"/></text:span><text:span text:style-name="T3"><text:s text:c="7"/></text:span><text:span text:style-name="T1"><text:s/>, <text:s/></text:span><text:span text:style-name="T3"><text:s/></text:span><text:span text:style-name="T4"><text:conditional-text text:condition="ooow:true" text:string-value-if-true="invoice_date" text:string-value-if-false="">invoice_date</text:conditional-text></text:span><text:span text:style-name="T3"> <text:s text:c="2"/></text:span></text:p>
            <text:p text:style-name="P1"><text:s/>(Place) <text:s text:c="41"/>(Date)</text:p>
            <text:p text:style-name="P1"/>
            <text:p text:style-name="P3"><text:s text:c="50"/></text:p>
            <text:p text:style-name="P19"><text:s/>(Signature) <text:span text:style-name="T20">&lt;</text:span><text:span text:style-name="T19">Firstname Lastname&gt;</text:span></text:p>
            <text:p text:style-name="P14"/>
            <text:p text:style-name="P14"/>
            <text:p text:style-name="P8"><text:span text:style-name="T6"><text:s text:c="22"/></text:span><text:span text:style-name="T7"><text:s text:c="7"/></text:span><text:span text:style-name="T5"><text:s/>, <text:s/></text:span><text:span text:style-name="T7"><text:s/></text:span><text:span text:style-name="T9"><text:conditional-text text:condition="ooow:true" text:string-value-if-true="invoice_date" text:string-value-if-false="">invoice_date</text:conditional-text></text:span><text:span text:style-name="T7"> <text:s text:c="2"/></text:span></text:p>
            <text:p text:style-name="P1"><text:s/>(Place) <text:s text:c="27"/>(Date)</text:p>
            <text:p text:style-name="P1"/>
            <text:p text:style-name="P3"><text:s text:c="50"/></text:p>
            <text:p text:style-name="P19"><text:s/>(Signature) <text:span text:style-name="T20">&lt;</text:span><text:span text:style-name="T19">Firstname Lastname&gt;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Helvetica Neue" svg:font-family="'Helvetica Neue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069cm" fo:margin-bottom="2.178cm" fo:margin-left="2.069cm" fo:margin-right="1.866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9</meta:editing-cycles>
    <dc:date>2015-12-12T16:10:20.062111928</dc:date>
    <meta:editing-duration>PT5H13M53S</meta:editing-duration>
    <meta:document-statistic meta:table-count="1" meta:image-count="0" meta:object-count="0" meta:page-count="1" meta:paragraph-count="23" meta:word-count="182" meta:character-count="1844" meta:non-whitespace-character-count="1190"/>
  </office:meta>
</office:document-meta>
</file>